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a86e4" officeooo:paragraph-rsid="001a86e4"/>
    </style:style>
    <style:style style:name="P2" style:family="paragraph" style:parent-style-name="Title">
      <style:text-properties officeooo:rsid="001a86e4" officeooo:paragraph-rsid="001a86e4"/>
    </style:style>
    <style:style style:name="P3" style:family="paragraph" style:parent-style-name="Text_20_body">
      <style:text-properties officeooo:rsid="001a86e4" officeooo:paragraph-rsid="001ab8af"/>
    </style:style>
    <style:style style:name="P4" style:family="paragraph" style:parent-style-name="Text_20_body">
      <style:text-properties officeooo:rsid="001ab8af" officeooo:paragraph-rsid="001ab8af"/>
    </style:style>
    <style:style style:name="P5" style:family="paragraph" style:parent-style-name="Text_20_body">
      <style:text-properties officeooo:rsid="001c4ef6" officeooo:paragraph-rsid="001c4ef6"/>
    </style:style>
    <style:style style:name="P6" style:family="paragraph" style:parent-style-name="Text_20_body">
      <style:text-properties officeooo:rsid="001d55f7" officeooo:paragraph-rsid="0027c21b"/>
    </style:style>
    <style:style style:name="P7" style:family="paragraph" style:parent-style-name="Text_20_body">
      <style:text-properties officeooo:rsid="001d55f7" officeooo:paragraph-rsid="002aeb1a"/>
    </style:style>
    <style:style style:name="P8" style:family="paragraph" style:parent-style-name="Text_20_body">
      <style:text-properties officeooo:rsid="001d55f7" officeooo:paragraph-rsid="002bc1e7"/>
    </style:style>
    <style:style style:name="P9" style:family="paragraph" style:parent-style-name="Text_20_body">
      <style:text-properties officeooo:paragraph-rsid="001ecb25"/>
    </style:style>
    <style:style style:name="P10" style:family="paragraph" style:parent-style-name="Text_20_body">
      <style:text-properties officeooo:rsid="0020554e" officeooo:paragraph-rsid="0027a9c5"/>
    </style:style>
    <style:style style:name="P11" style:family="paragraph" style:parent-style-name="Text_20_body">
      <style:text-properties officeooo:paragraph-rsid="00225112"/>
    </style:style>
    <style:style style:name="P12" style:family="paragraph" style:parent-style-name="Text_20_body">
      <style:text-properties officeooo:paragraph-rsid="0027c21b"/>
    </style:style>
    <style:style style:name="P13" style:family="paragraph" style:parent-style-name="Text_20_body">
      <style:text-properties officeooo:rsid="002c62c0" officeooo:paragraph-rsid="002c62c0"/>
    </style:style>
    <style:style style:name="P14" style:family="paragraph" style:parent-style-name="Text_20_body">
      <style:text-properties officeooo:rsid="002c86e1" officeooo:paragraph-rsid="002c86e1"/>
    </style:style>
    <style:style style:name="P15" style:family="paragraph" style:parent-style-name="Text_20_body">
      <style:text-properties fo:font-style="italic" officeooo:rsid="00347277" officeooo:paragraph-rsid="00347277" style:font-style-asian="italic" style:font-style-complex="italic"/>
    </style:style>
    <style:style style:name="P16" style:family="paragraph" style:parent-style-name="Text_20_body">
      <style:text-properties fo:font-style="italic" officeooo:rsid="00347277" officeooo:paragraph-rsid="0036d6ac" style:font-style-asian="italic" style:font-style-complex="italic"/>
    </style:style>
    <style:style style:name="P17" style:family="paragraph" style:parent-style-name="Text_20_body">
      <style:text-properties fo:font-style="italic" officeooo:rsid="00359b8f" officeooo:paragraph-rsid="00359b8f" style:font-style-asian="italic" style:font-style-complex="italic"/>
    </style:style>
    <style:style style:name="P18" style:family="paragraph" style:parent-style-name="Text_20_body">
      <style:text-properties fo:font-style="italic" officeooo:rsid="002c86e1" officeooo:paragraph-rsid="0036d6ac" style:font-style-asian="italic" style:font-style-complex="italic"/>
    </style:style>
    <style:style style:name="P19" style:family="paragraph" style:parent-style-name="Text_20_body">
      <style:text-properties fo:font-style="italic" officeooo:rsid="0037c874" officeooo:paragraph-rsid="0037c874" style:font-style-asian="italic" style:font-style-complex="italic"/>
    </style:style>
    <style:style style:name="P20" style:family="paragraph" style:parent-style-name="Text_20_body">
      <style:text-properties fo:font-style="italic" officeooo:rsid="00435608" officeooo:paragraph-rsid="00435608" style:font-style-asian="italic" style:font-style-complex="italic"/>
    </style:style>
    <style:style style:name="P21" style:family="paragraph" style:parent-style-name="Text_20_body">
      <style:text-properties fo:font-style="italic" officeooo:rsid="002f667b" officeooo:paragraph-rsid="006aa07d" style:font-style-asian="italic" style:font-style-complex="italic"/>
    </style:style>
    <style:style style:name="P22" style:family="paragraph" style:parent-style-name="Text_20_body">
      <style:text-properties fo:font-style="italic" style:text-underline-style="solid" style:text-underline-width="auto" style:text-underline-color="font-color" officeooo:rsid="00347277" officeooo:paragraph-rsid="00347277" style:font-style-asian="italic" style:font-style-complex="italic"/>
    </style:style>
    <style:style style:name="P23" style:family="paragraph" style:parent-style-name="Text_20_body">
      <style:text-properties fo:font-style="italic" style:text-underline-style="solid" style:text-underline-width="auto" style:text-underline-color="font-color" officeooo:rsid="00347277" officeooo:paragraph-rsid="0036d6ac" style:font-style-asian="italic" style:font-style-complex="italic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officeooo:rsid="00347277" officeooo:paragraph-rsid="0037c874" style:font-style-asian="italic" style:font-style-complex="italic"/>
    </style:style>
    <style:style style:name="P25" style:family="paragraph" style:parent-style-name="Text_20_body">
      <style:text-properties fo:font-style="italic" style:text-underline-style="solid" style:text-underline-width="auto" style:text-underline-color="font-color" officeooo:rsid="00347277" officeooo:paragraph-rsid="00461b02" style:font-style-asian="italic" style:font-style-complex="italic"/>
    </style:style>
    <style:style style:name="P26" style:family="paragraph" style:parent-style-name="Text_20_body">
      <style:text-properties fo:font-style="italic" style:text-underline-style="solid" style:text-underline-width="auto" style:text-underline-color="font-color" officeooo:rsid="00347277" officeooo:paragraph-rsid="002e547a" style:font-style-asian="italic" style:font-style-complex="italic"/>
    </style:style>
    <style:style style:name="P27" style:family="paragraph" style:parent-style-name="Text_20_body">
      <style:text-properties fo:font-style="italic" style:text-underline-style="none" fo:font-weight="normal" officeooo:rsid="00461b02" officeooo:paragraph-rsid="00461b02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officeooo:rsid="00359b8f" officeooo:paragraph-rsid="00359b8f"/>
    </style:style>
    <style:style style:name="P29" style:family="paragraph" style:parent-style-name="Text_20_body">
      <style:text-properties officeooo:rsid="00435608" officeooo:paragraph-rsid="00435608"/>
    </style:style>
    <style:style style:name="P30" style:family="paragraph" style:parent-style-name="Text_20_body">
      <style:text-properties officeooo:rsid="00461b02" officeooo:paragraph-rsid="00461b02"/>
    </style:style>
    <style:style style:name="P31" style:family="paragraph" style:parent-style-name="Text_20_body">
      <style:text-properties fo:font-weight="normal" officeooo:rsid="0020554e" officeooo:paragraph-rsid="0027c21b" style:font-weight-asian="normal" style:font-weight-complex="normal"/>
    </style:style>
    <style:style style:name="P32" style:family="paragraph" style:parent-style-name="Text_20_body">
      <style:text-properties fo:font-weight="normal" officeooo:rsid="001ecb25" officeooo:paragraph-rsid="00225112" style:font-weight-asian="normal" style:font-weight-complex="normal"/>
    </style:style>
    <style:style style:name="P33" style:family="paragraph" style:parent-style-name="Text_20_body">
      <style:text-properties fo:font-weight="normal" officeooo:rsid="0061cbde" officeooo:paragraph-rsid="0061cbde" style:font-weight-asian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normal" officeooo:paragraph-rsid="006aa07d" style:font-weight-asian="normal" style:font-weight-complex="normal"/>
    </style:style>
    <style:style style:name="P35" style:family="paragraph" style:parent-style-name="Text_20_body">
      <style:text-properties officeooo:rsid="001ecb25" officeooo:paragraph-rsid="00461b02"/>
    </style:style>
    <style:style style:name="P36" style:family="paragraph" style:parent-style-name="Text_20_body">
      <style:text-properties officeooo:rsid="001ecb25" officeooo:paragraph-rsid="001ecb25"/>
    </style:style>
    <style:style style:name="P37" style:family="paragraph" style:parent-style-name="Text_20_body">
      <style:text-properties officeooo:paragraph-rsid="00461b02"/>
    </style:style>
    <style:style style:name="P38" style:family="paragraph" style:parent-style-name="Text_20_body">
      <style:text-properties officeooo:paragraph-rsid="0037c874"/>
    </style:style>
    <style:style style:name="P39" style:family="paragraph" style:parent-style-name="Text_20_body">
      <style:text-properties style:text-underline-style="solid" style:text-underline-width="auto" style:text-underline-color="font-color" officeooo:rsid="001ab8af" officeooo:paragraph-rsid="001ab8af"/>
    </style:style>
    <style:style style:name="P40" style:family="paragraph" style:parent-style-name="Text_20_body">
      <style:text-properties officeooo:paragraph-rsid="001ab8af"/>
    </style:style>
    <style:style style:name="P41" style:family="paragraph" style:parent-style-name="Text_20_body">
      <style:text-properties officeooo:rsid="0061cbde" officeooo:paragraph-rsid="0061cbde"/>
    </style:style>
    <style:style style:name="P42" style:family="paragraph" style:parent-style-name="Text_20_body">
      <style:text-properties officeooo:rsid="0062de29" officeooo:paragraph-rsid="0062de29"/>
    </style:style>
    <style:style style:name="P43" style:family="paragraph" style:parent-style-name="Text_20_body">
      <style:text-properties officeooo:rsid="0063c886" officeooo:paragraph-rsid="0063c886"/>
    </style:style>
    <style:style style:name="P44" style:family="paragraph" style:parent-style-name="Text_20_body">
      <style:text-properties officeooo:rsid="002e547a" officeooo:paragraph-rsid="0062de29"/>
    </style:style>
    <style:style style:name="P45" style:family="paragraph" style:parent-style-name="Text_20_body">
      <style:text-properties officeooo:rsid="006c5ce2" officeooo:paragraph-rsid="006c5ce2"/>
    </style:style>
    <style:style style:name="P46" style:family="paragraph" style:parent-style-name="Footer">
      <style:text-properties officeooo:paragraph-rsid="006f748d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paragraph-rsid="005dfa90"/>
    </style:style>
    <style:style style:name="P49" style:family="paragraph" style:parent-style-name="Text_20_body" style:list-style-name="L1">
      <style:text-properties officeooo:paragraph-rsid="00695321"/>
    </style:style>
    <style:style style:name="P50" style:family="paragraph" style:parent-style-name="Text_20_body" style:list-style-name="L1">
      <style:text-properties officeooo:paragraph-rsid="00435608"/>
    </style:style>
    <style:style style:name="P51" style:family="paragraph" style:parent-style-name="Text_20_body" style:list-style-name="L2">
      <style:text-properties fo:font-style="italic" officeooo:rsid="006aa07d" officeooo:paragraph-rsid="006aa07d" style:font-style-asian="italic" style:font-style-complex="italic"/>
    </style:style>
    <style:style style:name="P52" style:family="paragraph" style:parent-style-name="Text_20_body" style:list-style-name="L2">
      <style:text-properties fo:font-style="italic" officeooo:rsid="004ff33e" officeooo:paragraph-rsid="006aa07d" style:font-style-asian="italic" style:font-style-complex="italic"/>
    </style:style>
    <style:style style:name="P53" style:family="paragraph" style:parent-style-name="Text_20_body" style:list-style-name="L2">
      <style:text-properties fo:font-style="italic" officeooo:rsid="004486b0" officeooo:paragraph-rsid="006aa07d" style:font-style-asian="italic" style:font-style-complex="italic"/>
    </style:style>
    <style:style style:name="P54" style:family="paragraph" style:parent-style-name="Text_20_body" style:list-style-name="L6">
      <style:text-properties fo:font-style="italic" fo:font-weight="normal" officeooo:rsid="0062de29" officeooo:paragraph-rsid="0062de29" style:font-style-asian="italic" style:font-weight-asian="normal" style:font-style-complex="italic" style:font-weight-complex="normal"/>
    </style:style>
    <style:style style:name="P55" style:family="paragraph" style:parent-style-name="Text_20_body" style:list-style-name="L3">
      <style:text-properties officeooo:paragraph-rsid="0020554e"/>
    </style:style>
    <style:style style:name="P56" style:family="paragraph" style:parent-style-name="Text_20_body" style:list-style-name="L3">
      <style:text-properties officeooo:rsid="002406f7" officeooo:paragraph-rsid="002406f7"/>
    </style:style>
    <style:style style:name="P57" style:family="paragraph" style:parent-style-name="Text_20_body" style:list-style-name="L3">
      <style:text-properties fo:font-weight="normal" officeooo:rsid="0027c21b" officeooo:paragraph-rsid="0027c21b" style:font-weight-asian="normal" style:font-weight-complex="normal"/>
    </style:style>
    <style:style style:name="P58" style:family="paragraph" style:parent-style-name="Text_20_body" style:list-style-name="L5">
      <style:text-properties fo:font-weight="normal" officeooo:rsid="0061cbde" officeooo:paragraph-rsid="0061cbde" style:font-weight-asian="normal" style:font-weight-complex="normal"/>
    </style:style>
    <style:style style:name="P59" style:family="paragraph" style:parent-style-name="Text_20_body" style:list-style-name="L4">
      <style:text-properties officeooo:rsid="001ecb25" officeooo:paragraph-rsid="001ecb25"/>
    </style:style>
    <style:style style:name="P60" style:family="paragraph" style:parent-style-name="Text_20_body" style:list-style-name="L5">
      <style:text-properties officeooo:rsid="001ecb25" officeooo:paragraph-rsid="0061cbde"/>
    </style:style>
    <style:style style:name="P61" style:family="paragraph" style:parent-style-name="Text_20_body" style:list-style-name="L5">
      <style:text-properties fo:font-style="normal" fo:font-weight="normal" officeooo:rsid="0061cbde" officeooo:paragraph-rsid="0061cbde" style:font-style-asian="normal" style:font-weight-asian="normal" style:font-style-complex="normal" style:font-weight-complex="normal"/>
    </style:style>
    <style:style style:name="P62" style:family="paragraph" style:parent-style-name="Text_20_body" style:list-style-name="L6">
      <style:text-properties officeooo:rsid="0062de29" officeooo:paragraph-rsid="0062de29"/>
    </style:style>
    <style:style style:name="T1" style:family="text">
      <style:text-properties officeooo:rsid="001ab8af"/>
    </style:style>
    <style:style style:name="T2" style:family="text">
      <style:text-properties officeooo:rsid="001d55f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cb25" style:font-weight-asian="normal" style:font-weight-complex="normal"/>
    </style:style>
    <style:style style:name="T5" style:family="text">
      <style:text-properties fo:font-weight="normal" officeooo:rsid="001d55f7" style:font-weight-asian="normal" style:font-weight-complex="normal"/>
    </style:style>
    <style:style style:name="T6" style:family="text">
      <style:text-properties fo:font-weight="normal" officeooo:rsid="0020554e" style:font-weight-asian="normal" style:font-weight-complex="normal"/>
    </style:style>
    <style:style style:name="T7" style:family="text">
      <style:text-properties fo:font-weight="normal" officeooo:rsid="00225112" style:font-weight-asian="normal" style:font-weight-complex="normal"/>
    </style:style>
    <style:style style:name="T8" style:family="text">
      <style:text-properties fo:font-weight="normal" officeooo:rsid="002406f7" style:font-weight-asian="normal" style:font-weight-complex="normal"/>
    </style:style>
    <style:style style:name="T9" style:family="text">
      <style:text-properties fo:font-weight="normal" officeooo:rsid="0027a9c5" style:font-weight-asian="normal" style:font-weight-complex="normal"/>
    </style:style>
    <style:style style:name="T10" style:family="text">
      <style:text-properties fo:font-weight="normal" officeooo:rsid="0027c21b" style:font-weight-asian="normal" style:font-weight-complex="normal"/>
    </style:style>
    <style:style style:name="T11" style:family="text">
      <style:text-properties fo:font-weight="normal" officeooo:rsid="002979ca" style:font-weight-asian="normal" style:font-weight-complex="normal"/>
    </style:style>
    <style:style style:name="T12" style:family="text">
      <style:text-properties fo:font-weight="normal" officeooo:rsid="002aeb1a" style:font-weight-asian="normal" style:font-weight-complex="normal"/>
    </style:style>
    <style:style style:name="T13" style:family="text">
      <style:text-properties fo:font-weight="normal" officeooo:rsid="002c62c0" style:font-weight-asian="normal" style:font-weight-complex="normal"/>
    </style:style>
    <style:style style:name="T14" style:family="text">
      <style:text-properties fo:font-weight="normal" officeooo:rsid="00320045" style:font-weight-asian="normal" style:font-weight-complex="normal"/>
    </style:style>
    <style:style style:name="T15" style:family="text">
      <style:text-properties fo:font-weight="normal" officeooo:rsid="00347277" style:font-weight-asian="normal" style:font-weight-complex="normal"/>
    </style:style>
    <style:style style:name="T16" style:family="text">
      <style:text-properties fo:font-weight="normal" officeooo:rsid="0035b07d" style:font-weight-asian="normal" style:font-weight-complex="normal"/>
    </style:style>
    <style:style style:name="T17" style:family="text">
      <style:text-properties fo:font-weight="normal" officeooo:rsid="00366dcf" style:font-weight-asian="normal" style:font-weight-complex="normal"/>
    </style:style>
    <style:style style:name="T18" style:family="text">
      <style:text-properties fo:font-weight="normal" officeooo:rsid="0036d6ac" style:font-weight-asian="normal" style:font-weight-complex="normal"/>
    </style:style>
    <style:style style:name="T19" style:family="text">
      <style:text-properties fo:font-weight="normal" officeooo:rsid="003898b0" style:font-weight-asian="normal" style:font-weight-complex="normal"/>
    </style:style>
    <style:style style:name="T20" style:family="text">
      <style:text-properties fo:font-weight="normal" officeooo:rsid="00396e4d" style:font-weight-asian="normal" style:font-weight-complex="normal"/>
    </style:style>
    <style:style style:name="T21" style:family="text">
      <style:text-properties fo:font-weight="normal" officeooo:rsid="003b5540" style:font-weight-asian="normal" style:font-weight-complex="normal"/>
    </style:style>
    <style:style style:name="T22" style:family="text">
      <style:text-properties fo:font-weight="normal" officeooo:rsid="00435608" style:font-weight-asian="normal" style:font-weight-complex="normal"/>
    </style:style>
    <style:style style:name="T23" style:family="text">
      <style:text-properties fo:font-weight="normal" officeooo:rsid="00461b02" style:font-weight-asian="normal" style:font-weight-complex="normal"/>
    </style:style>
    <style:style style:name="T24" style:family="text">
      <style:text-properties fo:font-weight="normal" officeooo:rsid="0047c762" style:font-weight-asian="normal" style:font-weight-complex="normal"/>
    </style:style>
    <style:style style:name="T25" style:family="text">
      <style:text-properties fo:font-weight="normal" officeooo:rsid="004e5962" style:font-weight-asian="normal" style:font-weight-complex="normal"/>
    </style:style>
    <style:style style:name="T26" style:family="text">
      <style:text-properties fo:font-weight="normal" officeooo:rsid="004edee4" style:font-weight-asian="normal" style:font-weight-complex="normal"/>
    </style:style>
    <style:style style:name="T27" style:family="text">
      <style:text-properties fo:font-weight="normal" officeooo:rsid="004ff33e" style:font-weight-asian="normal" style:font-weight-complex="normal"/>
    </style:style>
    <style:style style:name="T28" style:family="text">
      <style:text-properties fo:font-weight="normal" officeooo:rsid="00501de9" style:font-weight-asian="normal" style:font-weight-complex="normal"/>
    </style:style>
    <style:style style:name="T29" style:family="text">
      <style:text-properties fo:font-weight="normal" officeooo:rsid="0054413c" style:font-weight-asian="normal" style:font-weight-complex="normal"/>
    </style:style>
    <style:style style:name="T30" style:family="text">
      <style:text-properties fo:font-weight="normal" officeooo:rsid="0055adac" style:font-weight-asian="normal" style:font-weight-complex="normal"/>
    </style:style>
    <style:style style:name="T31" style:family="text">
      <style:text-properties fo:font-weight="normal" officeooo:rsid="005a011a" style:font-weight-asian="normal" style:font-weight-complex="normal"/>
    </style:style>
    <style:style style:name="T32" style:family="text">
      <style:text-properties fo:font-weight="normal" officeooo:rsid="006066e6" style:font-weight-asian="normal" style:font-weight-complex="normal"/>
    </style:style>
    <style:style style:name="T33" style:family="text">
      <style:text-properties fo:font-weight="normal" officeooo:rsid="0061cbde" style:font-weight-asian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d55f7" style:font-weight-asian="bold" style:font-weight-complex="bold"/>
    </style:style>
    <style:style style:name="T36" style:family="text">
      <style:text-properties officeooo:rsid="002406f7"/>
    </style:style>
    <style:style style:name="T37" style:family="text">
      <style:text-properties officeooo:rsid="0025269e"/>
    </style:style>
    <style:style style:name="T38" style:family="text">
      <style:text-properties officeooo:rsid="00269b04"/>
    </style:style>
    <style:style style:name="T39" style:family="text">
      <style:text-properties style:text-position="sub 58%" fo:font-weight="normal" style:font-weight-asian="normal" style:font-weight-complex="normal"/>
    </style:style>
    <style:style style:name="T40" style:family="text">
      <style:text-properties officeooo:rsid="002f667b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5a011a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1ecb25" style:font-style-asian="italic" style:font-weight-asian="normal" style:font-style-complex="italic" style:font-weight-complex="normal"/>
    </style:style>
    <style:style style:name="T44" style:family="text">
      <style:text-properties fo:font-style="italic" officeooo:rsid="006ddebb" style:font-style-asian="italic" style:font-style-complex="italic"/>
    </style:style>
    <style:style style:name="T45" style:family="text">
      <style:text-properties style:font-name="Liberation Sans" fo:font-size="16pt" fo:font-weight="bold" style:font-name-asian="Microsoft YaHei" style:font-size-asian="16pt" style:font-weight-asian="bold" style:font-name-complex="Arial1" style:font-size-complex="16pt" style:font-weight-complex="bold"/>
    </style:style>
    <style:style style:name="T46" style:family="text">
      <style:text-properties style:font-name="Liberation Sans" fo:font-size="16pt" fo:font-weight="bold" officeooo:rsid="00269b04" style:font-name-asian="Microsoft YaHei" style:font-size-asian="16pt" style:font-weight-asian="bold" style:font-name-complex="Arial1" style:font-size-complex="16pt" style:font-weight-complex="bold"/>
    </style:style>
    <style:style style:name="T47" style:family="text">
      <style:text-properties officeooo:rsid="003d0283"/>
    </style:style>
    <style:style style:name="T48" style:family="text">
      <style:text-properties officeooo:rsid="0040d4e5"/>
    </style:style>
    <style:style style:name="T49" style:family="text">
      <style:text-properties officeooo:rsid="005849ba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ecb25" style:font-style-asian="normal" style:font-weight-asian="normal" style:font-style-complex="normal" style:font-weight-complex="normal"/>
    </style:style>
    <style:style style:name="T52" style:family="text">
      <style:text-properties officeooo:rsid="006dba19"/>
    </style:style>
    <style:style style:name="T53" style:family="text">
      <style:text-properties officeooo:rsid="006ddebb"/>
    </style:style>
    <style:style style:name="T54" style:family="text">
      <style:text-properties officeooo:rsid="0051583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SK-Encoder</text:p>
      <text:p text:style-name="P1">Ältere Computer-Lernsysteme (µC-System) sind so <text:span text:style-name="T40">gestaltet</text:span>, dass sie mittels einer Hexadezimal-Tastatur in Maschinencode programmiert werden. Bestenfalls <text:span text:style-name="T1">besitzen sie einen</text:span> eingebaute<text:span text:style-name="T1">n</text:span> Assembler, <text:span text:style-name="T1">der </text:span><text:span text:style-name="T40">von einem Terminal </text:span><text:span text:style-name="T1">über </text:span>RS232-Schnittstelle <text:span text:style-name="T1">angesprochen werden k</text:span><text:span text:style-name="T36">a</text:span><text:span text:style-name="T1">nn.</text:span></text:p>
      <text:p text:style-name="P4">Allerdings <text:span text:style-name="T36">ist </text:span>der Programmcode (und evtl. auch zugehörige Daten) im RAM-Speicher untergebracht und somit nach abschalten des Gerätes verloren.</text:p>
      <text:p text:style-name="P3"><text:span text:style-name="T1">Sie </text:span>verwenden <text:span text:style-name="T1">aber </text:span>normale Casettenrecorder, um Programme und Daten auf handelsüblichen Misikcasetten (MC) zu speichern bzw. diese wieder zu laden. <text:span text:style-name="T1">D</text:span>azu bsitzen <text:span text:style-name="T1">sie</text:span> eine Funktion um <text:span text:style-name="T36">b</text:span>inäre Informationen in ein Audio-Signal umzuwandeln und dieses an einer entsprechenden Schnittstelle auszugeben. Diese Schnittstelle wird mit dem Aufnahme-Kanal des Kasettenrecorders verbunden. Während der Kasettenrecorder auf ‚Aufnahme‘ gestellt ist, wird die entsprechende Funktion zur Datenausgabe am µC-System gestartet.</text:p>
      <text:p text:style-name="P1">Beim Laden von Programmen wird hingegen eine vorhandenen Aufnahme mit einem Casettenrecorder abgespielt. Sein Ausgabekanal <text:span text:style-name="T49">wird dazu</text:span> mit dem Audio-Eingangskanal des µC-Systems verbunden und es wird eine Funktion aufgerufen, die das empfangene Audiosignal in binäre Informationen zurück verwandelt.</text:p>
      <text:p text:style-name="P4">Technisch betrachtet wird dabei die binäre Information – <text:span text:style-name="T47">durch ein Protokoll vorgegeben - </text:span>in ein FSK-Signal umgewandelt bzw. vice versa. <text:span text:style-name="T47">Solch ein Protokoll definiert dabei, ob und welche Zusatzinformationen erzeugt und übertragen werden, wie z.B. Prüfsummen, Ladeadressen, Synchronisations-Blöcke, e.t.c.. Darüber hinaus definiert es die zu verwendenden FSK-Frequenzen.</text:span></text:p>
      <text:p text:style-name="P4">Als Freund solcher Retro-Systeme möchte ich jedoch mit zeitgemäßen Methoden arbeiten. Zeitgemäße Methoden heißt, mit einem leistungsfähigen Editor und Cross-Assembler auf einem PC den Programmcode erstellen, assemblieren und anschließend den Binärcode als FSK-Codiertes Signal mittels der Soundkarte des PC an das µC-System übertragen (upload).</text:p>
      <text:p text:style-name="P5">Dazu benötige ich ein Programm, mit dem ich <text:span text:style-name="T49">die vom Cross-Assembler erzeugten </text:span>Dateien in verschiedenen Formaten lesen, <text:span text:style-name="T47">einem ausgewählten Protokoll entsprechend </text:span>umwandeln und mit der Soundkarte ausgeben kann.</text:p>
      <text:p text:style-name="P5"/>
      <text:p text:style-name="P39">Zur Zeit benötige ich keine Möglichkeit, ein FSK-Signal des µC-Systems zu empfangen <text:span text:style-name="T48">und von FSK nach Binär zu dekodieren</text:span>!</text:p>
      <text:p text:style-name="P40"/>
      <text:h text:style-name="P47" text:outline-level="2"><text:span text:style-name="T2">P</text:span>lug-In <text:span text:style-name="T38">Verwaltung</text:span></text:h>
      <text:p text:style-name="P10"><text:span text:style-name="T35">Als Administrator</text:span><text:span text:style-name="T3"> möchte ich </text:span><text:span text:style-name="T10">die vorhandene Funktionalität durch neue Module</text:span><text:span text:style-name="T3"> als ‚Plug‑In‘ </text:span><text:span text:style-name="T10">erweitern</text:span><text:span text:style-name="T3"> können, </text:span><text:span text:style-name="T9">damit ich die Möglichkeit habe, </text:span><text:span text:style-name="T10">neue </text:span><text:span text:style-name="T9">Zielsysteme zu definieren.</text:span></text:p>
      <text:p text:style-name="P31">Dazu benötige ich die Möglichkeit, </text:p>
      <text:list text:style-name="L1">
        <text:list-item>
          <text:p text:style-name="P49"><text:span text:style-name="T6">neue Module mit der Definition von FSK-Parametern und Protokollen </text:span><text:span text:style-name="T10">und / </text:span><text:span text:style-name="T6">oder </text:span></text:p>
        </text:list-item>
        <text:list-item>
          <text:p text:style-name="P49"><text:span text:style-name="T6">neue Module zum Lesen neuer Dateiformate </text:span><text:span text:style-name="T22">und </text:span><text:span text:style-name="T29">ggf.</text:span></text:p>
        </text:list-item>
        <text:list-item>
          <text:p text:style-name="P50"><text:span text:style-name="T6">n</text:span><text:span text:style-name="T22">eue, </text:span><text:span text:style-name="T26">d</text:span><text:span text:style-name="T22">ateiformat-spezifische Anteile de</text:span><text:span text:style-name="T32">s</text:span><text:span text:style-name="T22"> GUI</text:span></text:p>
        </text:list-item>
      </text:list>
      <text:p text:style-name="P12"><text:span text:style-name="T6">durch Konfiguration bereit zu stellen </text:span><text:span text:style-name="T10">und diese Erweiterungen permanent zu speichern</text:span><text:span text:style-name="T6">.</text:span></text:p>
      <text:p text:style-name="P28"><text:span text:style-name="T31">Die </text:span><text:span text:style-name="T3">Schnittstelle zwischen der Anwendung FSK-Encoder und den Erweiterungsmodulen </text:span><text:span text:style-name="T31">muss ausführlich in einem eigenständigen Dokument</text:span><text:span text:style-name="T3"> beschrieben werden.</text:span></text:p>
      <text:p text:style-name="P12"/>
      <text:p text:style-name="P22"><text:span text:style-name="T6">D</text:span><text:span text:style-name="T3">iskussion:</text:span></text:p>
      <text:list text:style-name="L2">
        <text:list-item>
          <text:p text:style-name="P51"><text:span text:style-name="T3">Ein Modul für ein Protokoll enthält alle Funktionalität, die notwendig ist, um das </text:span><text:span text:style-name="T27">generische Datenformat</text:span><text:span text:style-name="T3"> in ein für das Zielsystem brauchbare FSK-Signal umzusetzen.</text:span></text:p>
        </text:list-item>
        <text:list-item>
          <text:p text:style-name="P52"><text:span text:style-name="T3">Ein Modul für ein Dateiformat beinhaltet alle notwendige Funktionalität zum Lesen und Aufbereiten einer </text:span><text:span text:style-name="T28">Eingangsd</text:span><text:span text:style-name="T3">atei. Als Schittstelle zum Protokoll dient das in der Schnittstellenbeschreibung festgelegte generische Datenformat.</text:span></text:p>
        </text:list-item>
        <text:list-item>
          <text:p text:style-name="P53"><text:span text:style-name="T3">Das GUI-Element verwendet das Modul zur Verarbeitung der Eingangsdatei um </text:span><text:span text:style-name="T27">alle</text:span><text:span text:style-name="T3"> notwendigen Informationen zu erhalten.<text:line-break/></text:span></text:p>
        </text:list-item>
      </text:list>
      <text:p text:style-name="P21"><text:span text:style-name="T6">D</text:span><text:span text:style-name="T3">ie zu verwendenden Plug-In Module werden in Form von Java .jar-Archiven von Dritten bereitgestellt und in einem </text:span><text:span text:style-name="T14">zu </text:span><text:span text:style-name="T3">vereinbaren</text:span><text:span text:style-name="T24">den</text:span><text:span text:style-name="T3"> Verzeichnis </text:span><text:span text:style-name="T15">(vorzugsweise … /plug-in) </text:span><text:span text:style-name="T3">abgelegt. </text:span></text:p>
      <text:p text:style-name="P15"><text:span text:style-name="T3">Da sich diese Einstellungen nur selten Ändern, ist keine GUI vorzusehen, sondern </text:span><text:span text:style-name="T18">ein Eintrag </text:span><text:span text:style-name="T3">eine entsprechende Konfigurationsdatei </text:span><text:span text:style-name="T17">(z.B. Java .properties Format)</text:span><text:span text:style-name="T3">.</text:span></text:p>
      <text:p text:style-name="P17"><text:span text:style-name="T3">Die Schnittstelle ist </text:span><text:span text:style-name="T16">mittels</text:span><text:span text:style-name="T3"> Java-Interfaces zu definieren, die als separates Java .</text:span><text:span text:style-name="T16">j</text:span><text:span text:style-name="T3">ar-Archiv bereitzustellen sind. Weiterhin sollen </text:span><text:span text:style-name="T16">sie – </text:span><text:span text:style-name="T31">über das oben geforderte Dokument hinaus - </text:span><text:span text:style-name="T3">ausführlich mi</text:span><text:span text:style-name="T16">t</text:span><text:span text:style-name="T3"> Javadoc Kommentaren beschrieben werden.</text:span></text:p>
      <text:p text:style-name="P20"><text:span text:style-name="T3">Die Verbindung zwischen GUI-Element und der restlichen Applikation geschieht durch das Plug-In selbst, so dass die GUI-Erweiterung lediglich an einer dafür vorgesehene Stelle im </text:span><text:span text:style-name="T28">GUI-</text:span><text:span text:style-name="T3">Layout eingefügt werden muss.<text:line-break/></text:span></text:p>
      <text:p text:style-name="P34"/>
      <text:h text:style-name="P48" text:outline-level="2"><text:span text:style-name="T38">Zielsystem</text:span> <text:span text:style-name="T37">definieren</text:span></text:h>
      <text:p text:style-name="P6"><text:span text:style-name="T34">Als Administrator</text:span><text:span text:style-name="T3"> möchte ich die Möglichkeit haben, neue µC-Systeme </text:span><text:span text:style-name="T8">dauerhaft </text:span><text:span text:style-name="T3">zu integrieren </text:span><text:span text:style-name="T10">und den Anwendern zur </text:span><text:span text:style-name="T21">A</text:span><text:span text:style-name="T10">uswahl anzubieten.</text:span></text:p>
      <text:p text:style-name="P6"><text:span text:style-name="T3">Dazu </text:span><text:span text:style-name="T10">benötige ich die Möglichkeit,</text:span><text:span text:style-name="T3"> </text:span></text:p>
      <text:list text:style-name="L3">
        <text:list-item>
          <text:p text:style-name="P55"><text:span text:style-name="T8">das </text:span><text:span text:style-name="T5">Dateiformat der Eingangsdateien </text:span><text:span text:style-name="T6">aus einer Liste von bekannten Formaten aus</text:span><text:span text:style-name="T11">zu</text:span><text:span text:style-name="T6">wählen</text:span><text:span text:style-name="T5">, </text:span></text:p>
        </text:list-item>
        <text:list-item>
          <text:p text:style-name="P55"><text:span text:style-name="T5">das Übertragungsprotokoll </text:span><text:span text:style-name="T6">aus einer Liste von bekannten Protokollen aus</text:span><text:span text:style-name="T11">zu</text:span><text:span text:style-name="T6">wählen, </text:span></text:p>
        </text:list-item>
        <text:list-item>
          <text:p text:style-name="P56"><text:span text:style-name="T3">die getroffenen Einstellungen </text:span><text:span text:style-name="T18">unter einem selbst gewählten Namen </text:span><text:span text:style-name="T10">permanent zu </text:span><text:span text:style-name="T3">speichern </text:span><text:span text:style-name="T10">sowie</text:span></text:p>
        </text:list-item>
        <text:list-item>
          <text:p text:style-name="P57">ein neu definiertes System den Anwendern zur Auswahl anzubieten.</text:p>
        </text:list-item>
      </text:list>
      <text:p text:style-name="P23"/>
      <text:p text:style-name="P23"><text:span text:style-name="T6">D</text:span><text:span text:style-name="T3">iskussion:</text:span></text:p>
      <text:p text:style-name="P16"><text:span text:style-name="T3">Da sich diese Einstellungen nur selten Ändern, ist keine GUI vorzusehen, sondern </text:span><text:span text:style-name="T18">ein Eintrag in </text:span><text:span text:style-name="T3">eine entsprechende Konfigurationsdatei </text:span><text:span text:style-name="T17">(z.B. Java .properties Format)</text:span><text:span text:style-name="T3">.</text:span></text:p>
      <text:p text:style-name="P16"/>
      <text:h text:style-name="P47" text:outline-level="2"><text:span text:style-name="T46">Zielsystem</text:span><text:span text:style-name="T45"> auswählen</text:span></text:h>
      <text:p text:style-name="P7"><text:span text:style-name="T34">Als Anwender</text:span><text:span text:style-name="T3"> möchte ich </text:span><text:span text:style-name="T4">eine Möglichkeit haben, </text:span><text:span text:style-name="T22">in eine</text:span><text:span text:style-name="T32">m</text:span><text:span text:style-name="T22"> GUI </text:span><text:span text:style-name="T4">ein bestimmtes µC-System </text:span><text:span text:style-name="T8">aus einer vom Administrator definierten Liste von Systemen </text:span><text:span text:style-name="T4">auszuwählen, </text:span><text:span text:style-name="T12">damit die richtigen Einstellungen für das von mir gewählte physikalische Zielsystem (z.B. Microprofessor, SEL Z80-Trainer, …) verwendet werden.</text:span></text:p>
      <text:p text:style-name="P7"><text:span text:style-name="T22">Damit</text:span><text:span text:style-name="T4"> soll automatisch das Format der Eingabedatei bestimmt sowie die Konvertierung in das für das Zielsystem notwendige FSK-Format und Protokoll festgelegt werden.</text:span></text:p>
      <text:p text:style-name="P45">Wenn für das ausgewählte Zielsystem <text:span text:style-name="T52">bereits </text:span>ein Parametersatz als Voreinstellung <text:span text:style-name="T53">(siehe </text:span><text:span text:style-name="T44">Voreinstellungen</text:span><text:span text:style-name="T53">) </text:span><text:span text:style-name="T52">definiert ist, so soll dieser geladen werden. <text:line-break/>Andernfalls sollen Default-Werte verwendet werden.</text:span></text:p>
      <text:h text:style-name="P47" text:outline-level="2">Data Upload</text:h>
      <text:p text:style-name="P8"><text:span text:style-name="T34">Als Anwender</text:span><text:span text:style-name="T3"> möchte ich </text:span><text:span text:style-name="T22">in eine</text:span><text:span text:style-name="T32">m</text:span><text:span text:style-name="T22"> Gui </text:span><text:span text:style-name="T3">eine Eingangsdatei auswählen und diese auf Knopfdruck zum µC-System übertragen (upload).</text:span></text:p>
      <text:p text:style-name="P8"><text:span text:style-name="T7">Dabei muss</text:span><text:span text:style-name="T3"> eine einmal ausgewählte Datei beliebig oft übertagen </text:span><text:span text:style-name="T7">werden </text:span><text:span text:style-name="T3">k</text:span><text:span text:style-name="T7">ö</text:span><text:span text:style-name="T3">nn</text:span><text:span text:style-name="T7">en</text:span><text:span text:style-name="T3">. Es muss aber bei jeder Übertragung der aktuelle Stand der Eingangsdatei gelesen und verarbeitet werden, </text:span><text:span text:style-name="T13">da ein erneuter upload </text:span><text:span text:style-name="T25">in der Regel </text:span><text:span text:style-name="T13">immer dann erfolgt, wenn die Eingangsdatei verändert wurde.</text:span></text:p>
      <text:p text:style-name="P30"><text:span text:style-name="T13">Z</text:span><text:span text:style-name="T3">ur Information möchte ich nach dem Laden der Datei den Zeitstempel ihrer letzten Änderung </text:span><text:span text:style-name="T32">im GUI </text:span><text:span text:style-name="T3">angezeigt bekommen, damit ich sehe, welcher Änderungsstand verarbeitet wurde.</text:span></text:p>
      <text:p text:style-name="P29"><text:span text:style-name="T13">W</text:span><text:span text:style-name="T3">eiterhin sollen zum Eingabeformat gehörende, spezifische Informationen wie z.B. Ladeadresse, </text:span><text:span text:style-name="T23">Programmlänge, e.t.c.</text:span><text:span text:style-name="T3"> angezeigt werden.</text:span></text:p>
      <text:p text:style-name="P35"/>
      <text:p text:style-name="P25"><text:span text:style-name="T6">D</text:span><text:span text:style-name="T3">iskussion:</text:span></text:p>
      <text:p text:style-name="P27">Die zum Eingabeformat gehörigen spezifischen Informationen werden in einer GUI-Erweiterung angezeigt. Diese wird vom Administrator im Rahmen der Plug-In Verwaltung bereitgestellt und bei der Auswahl vom Zielsystem aktiviert.</text:p>
      <text:p text:style-name="P37"/>
      <text:h text:style-name="P47" text:outline-level="2">Signalausgang <text:span text:style-name="T38">festlegen</text:span></text:h>
      <text:p text:style-name="P9"><text:span text:style-name="T35">Als Anwender</text:span><text:span text:style-name="T4"> möchte ich </text:span><text:span text:style-name="T32">in einem GUI </text:span><text:span text:style-name="T4">den Ausgang wählen können, an dem das FSK-Signal ausgegeben wird.</text:span></text:p>
      <text:p text:style-name="P13"><text:span text:style-name="T4">D</text:span><text:span text:style-name="T3">amit kann ich das erzeugte Ausgangssignal an einen Bestimten Sound-Ausgang des PC legen, wie z.B. dem Kopfhörer-Ausgang.</text:span></text:p>
      <text:p text:style-name="P36"/>
      <text:p text:style-name="P24"><text:span text:style-name="T6">D</text:span><text:span text:style-name="T3">iskussion:</text:span></text:p>
      <text:p text:style-name="P19"><text:span text:style-name="T15">M</text:span><text:span text:style-name="T3">oderne PC besitzen meist verschiedene Ausgänge, wie z.B. Lautsprecher, Kopfhörer, Front-</text:span><text:span text:style-name="T19">und / oder</text:span><text:span text:style-name="T3"> Rear-Buchse, Monitor, …, <text:s/>die </text:span><text:span text:style-name="T19">unabhängig voneinander </text:span><text:span text:style-name="T3">parallel betrieben werden können. Das heist, dass z.B. ein Musiksignal über die Lautsprecher wiedergegeben werden kann während gleichzeitig am Kopfhörerausgang ein völlig anderes Signal erscheint.</text:span></text:p>
      <text:p text:style-name="P19"><text:span text:style-name="T3">Allerdings kann davon ausgegangen werden, dass ein </text:span><text:span text:style-name="T19">µC-S</text:span><text:span text:style-name="T3">ystem meißt an einer Kopfhörerbuchse angeschlossen wird und nicht am Lautsprecheruasgang.</text:span></text:p>
      <text:p text:style-name="P19"><text:span text:style-name="T3">Mit diesem Punkt soll </text:span><text:span text:style-name="T19">nun</text:span><text:span text:style-name="T3"> sichergestellt werden, dass der unabhängige Betrieb der verfügbaren Ausgänge uneingeschränkt erhalten bleibt.</text:span></text:p>
      <text:p text:style-name="P38"/>
      <text:h text:style-name="P47" text:outline-level="2">Signal-Lautstärke <text:span text:style-name="T38">einstellen</text:span></text:h>
      <text:p text:style-name="P9"><text:span text:style-name="T35">Als Anwender</text:span><text:span text:style-name="T4"> möchte ich </text:span><text:span text:style-name="T33">in einem GUI </text:span><text:span text:style-name="T4">die Lautstärke am Signalausgang einstellen können, </text:span><text:span text:style-name="T13">damit das Zielsystem den richtigen Signalpegel erhält.</text:span></text:p>
      <text:p text:style-name="P14"><text:span text:style-name="T13">D</text:span><text:span text:style-name="T3">abei soll die Lautstärke in einem Bereich von 0 bis 100% der maximal beim selektierten Signalausgang möglichen Lautstärke einstellbar sein.</text:span></text:p>
      <text:p text:style-name="P23"/>
      <text:p text:style-name="P23"><text:span text:style-name="T6">D</text:span><text:span text:style-name="T3">iskussion:</text:span></text:p>
      <text:p text:style-name="P18"><text:span text:style-name="T3">Als referenz für den 100% Wert gilt die Lautstärke (Pegel in V</text:span><text:span text:style-name="T39">ss</text:span><text:span text:style-name="T3">), die bei der Verwendung durch das PC-Betriebssystem erzielt wird.</text:span></text:p>
      <text:p text:style-name="P9"/>
      <text:h text:style-name="P47" text:outline-level="2">Voreinstellungen (Preset)</text:h>
      <text:p text:style-name="P11"><text:span text:style-name="T35">Als Anwender</text:span><text:span text:style-name="T4"> möchte ich </text:span><text:span text:style-name="T33">in einem GUI </text:span><text:span text:style-name="T4">verschiedene Einstellungen </text:span><text:span text:style-name="T20">auswählen und </text:span><text:span text:style-name="T4">speichern können, </text:span><text:span text:style-name="T7">die immer beim Programmstart wiederhergestellt werden müssen.</text:span></text:p>
      <text:p text:style-name="P32">Dazu zählen:</text:p>
      <text:list text:style-name="L4">
        <text:list-item>
          <text:p text:style-name="P59"><text:span text:style-name="T7">Das a</text:span><text:span text:style-name="T3">usgewählte µC-System,</text:span></text:p>
        </text:list-item>
        <text:list-item>
          <text:p text:style-name="P59"><text:span text:style-name="T7">der </text:span><text:span text:style-name="T3">ausgewählter Signalausgang,</text:span></text:p>
        </text:list-item>
        <text:list-item>
          <text:p text:style-name="P59"><text:span text:style-name="T7">die </text:span><text:span text:style-name="T3">eingestellte Lautstärke und</text:span></text:p>
        </text:list-item>
        <text:list-item>
          <text:p text:style-name="P59"><text:span text:style-name="T7">der </text:span><text:span text:style-name="T3">Pfad zu dem Verzeichnis, in dem die Eingabedatei </text:span><text:span text:style-name="T30">erwartet wird</text:span><text:span text:style-name="T3">.</text:span></text:p>
        </text:list-item>
      </text:list>
      <text:p text:style-name="P36"/>
      <text:p text:style-name="P41"><text:span text:style-name="T3">Weiterhin möchte ich für jedes definierte <text:s/></text:span><text:span text:style-name="T43">µC-System</text:span><text:span text:style-name="T51"> </text:span><text:span text:style-name="T50">die Einstellungen für</text:span></text:p>
      <text:list text:style-name="L5">
        <text:list-item>
          <text:p text:style-name="P61">den ausgewählten Signalausgang,</text:p>
        </text:list-item>
        <text:list-item>
          <text:p text:style-name="P60"><text:span text:style-name="T7">die </text:span><text:span text:style-name="T3">eingestellte Lautstärke und</text:span></text:p>
        </text:list-item>
        <text:list-item>
          <text:p text:style-name="P58">den Pfad zu den Eingangsdateien</text:p>
        </text:list-item>
      </text:list>
      <text:p text:style-name="P33">als Voreinstellung speichern können.</text:p>
      <text:p text:style-name="P33">Diese Einstellungen sollen immer dann wiederhergestellt werden, wenn ich ein Zielsystem auswähle.</text:p>
      <text:p text:style-name="P26"/>
      <text:p text:style-name="P23"><text:span text:style-name="T6">D</text:span><text:span text:style-name="T3">iskussion:</text:span></text:p>
      <text:p text:style-name="P42"><text:span text:style-name="T42">E</text:span><text:span text:style-name="T41">s handelt sich um zwei verschiedene Punkte, bei denen der Zweite auf den Ersten aufsetzt:</text:span></text:p>
      <text:list text:style-name="L6">
        <text:list-item>
          <text:p text:style-name="P62"><text:span text:style-name="T42">E</text:span><text:span text:style-name="T41">inerseits soll das aktuell selektierte Zielsystem gespeichert und beim Programmstart wieder hergestellt werden.</text:span></text:p>
        </text:list-item>
        <text:list-item>
          <text:p text:style-name="P54">Anderseite sollen für jedes µC-System, das zur Auswahl steht, ein Parametersatz gespeichert werden, mit dem die Eigenschaften des Zielsystems definiert werden.</text:p>
        </text:list-item>
      </text:list>
      <text:p text:style-name="P42"/>
      <text:p text:style-name="P43"><text:span text:style-name="T42">B</text:span><text:span text:style-name="T41">eim Programmstart wird also zuerst das Zielsystem wiederhergestellt und anschließend der dazugehörige Parametersatz.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6f748d"/>
    </style:style>
    <style:style style:name="MT1" style:family="text">
      <style:text-properties officeooo:rsid="00515830"/>
    </style:style>
    <style:page-layout style:name="Mpm1">
      <style:page-layout-properties fo:page-width="21.001cm" fo:page-height="29.7cm" style:num-format="1" style:print-orientation="portrait" fo:margin-top="2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footer>
        <text:p text:style-name="MP1"><text:file-name text:display="name">01_Userstory</text:file-name>, <text:date style:data-style-name="N37" text:date-value="2024-04-02T15:50:37.550999899" text:fixed="true">02.04.24</text:date>, <text:time style:data-style-name="N61" text:time-value="2024-04-02T15:50:48.663000203" text:fixed="true">15:50:48</text:time><text:tab/><text:tab/><text:page-number text:select-page="current">8</text:page-number> <text:span text:style-name="MT1">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09:22:22.718000000</meta:creation-date>
    <dc:date>2024-04-02T15:54:56.167000000</dc:date>
    <meta:editing-duration>PT6H57M48S</meta:editing-duration>
    <meta:editing-cycles>64</meta:editing-cycles>
    <meta:generator>LibreOffice/7.5.2.2$Windows_X86_64 LibreOffice_project/53bb9681a964705cf672590721dbc85eb4d0c3a2</meta:generator>
    <meta:print-date>2024-04-02T14:12:52.005000000</meta:print-date>
    <meta:document-statistic meta:table-count="0" meta:image-count="0" meta:object-count="0" meta:page-count="8" meta:paragraph-count="76" meta:word-count="1198" meta:character-count="9101" meta:non-whitespace-character-count="7984"/>
  </office:meta>
</office:document-meta>
</file>